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29.89mm"/>
    </style:style>
    <style:style style:name="co17" style:family="table-column">
      <style:table-column-properties fo:break-before="auto" style:column-width="93.22mm"/>
    </style:style>
    <style:style style:name="co18" style:family="table-column">
      <style:table-column-properties fo:break-before="auto" style:column-width="42.56mm"/>
    </style:style>
    <style:style style:name="co19" style:family="table-column">
      <style:table-column-properties fo:break-before="auto" style:column-width="22.6mm"/>
    </style:style>
    <style:style style:name="co20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2.01mm" fo:break-before="auto" style:use-optimal-row-height="true"/>
    </style:style>
    <style:style style:name="ro3" style:family="table-row">
      <style:table-row-properties style:row-height="18.52mm" fo:break-before="auto" style:use-optimal-row-height="true"/>
    </style:style>
    <style:style style:name="ro4" style:family="table-row">
      <style:table-row-properties style:row-height="27.38mm" fo:break-before="auto" style:use-optimal-row-height="true"/>
    </style:style>
    <style:style style:name="ro5" style:family="table-row">
      <style:table-row-properties style:row-height="27.78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18.42mm" fo:break-before="auto" style:use-optimal-row-height="true"/>
    </style:style>
    <style:style style:name="ro9" style:family="table-row">
      <style:table-row-properties style:row-height="9.53mm" fo:break-before="auto" style:use-optimal-row-height="true"/>
    </style:style>
    <style:style style:name="ro10" style:family="table-row">
      <style:table-row-properties style:row-height="23.02mm" fo:break-before="auto" style:use-optimal-row-height="true"/>
    </style:style>
    <style:style style:name="ro11" style:family="table-row">
      <style:table-row-properties style:row-height="27.52mm" fo:break-before="auto" style:use-optimal-row-height="true"/>
    </style:style>
    <style:style style:name="ro12" style:family="table-row">
      <style:table-row-properties style:row-height="14.02mm" fo:break-before="auto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ro14" style:family="table-row">
      <style:table-row-properties style:row-height="40.8mm" fo:break-before="auto" style:use-optimal-row-height="true"/>
    </style:style>
    <style:style style:name="ro15" style:family="table-row">
      <style:table-row-properties style:row-height="27.64mm" fo:break-before="auto" style:use-optimal-row-height="true"/>
    </style:style>
    <style:style style:name="ro16" style:family="table-row">
      <style:table-row-properties style:row-height="31.84mm" fo:break-before="auto" style:use-optimal-row-height="true"/>
    </style:style>
    <style:style style:name="ro17" style:family="table-row">
      <style:table-row-properties style:row-height="36.32mm" fo:break-before="auto" style:use-optimal-row-height="true"/>
    </style:style>
    <style:style style:name="ro18" style:family="table-row">
      <style:table-row-properties style:row-height="23.16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6"/>
        <table:table-column table:style-name="co8" table:default-cell-style-name="ce1"/>
        <table:table-column table:style-name="co9" table:default-cell-style-name="ce30"/>
        <table:table-column table:style-name="co10" table:default-cell-style-name="ce35"/>
        <table:table-column table:style-name="co11" table:default-cell-style-name="ce12"/>
        <table:table-column table:style-name="co8" table:number-columns-repeated="1006" table:default-cell-style-name="ce15"/>
        <table:table-column table:style-name="co8" table:number-columns-repeated="6" table:default-cell-style-name="Default"/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A</text:p>
          </table:table-cell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ubjects</text:p>
          </table:table-cell>
          <table:table-cell table:style-name="ce6" office:value-type="string" calcext:value-type="string">
            <text:p>Pattern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Next</text:p>
          </table:table-cell>
          <table:table-cell table:style-name="ce37" office:value-type="string" calcext:value-type="string">
            <text:p>Stuggles</text:p>
          </table:table-cell>
          <table:table-cell table:style-name="ce43" office:value-type="string" calcext:value-type="string">
            <text:p>How to improve</text:p>
          </table:table-cell>
          <table:table-cell table:style-name="ce50" office:value-type="string" calcext:value-type="string">
            <text:p>Good</text:p>
          </table:table-cell>
          <table:table-cell table:style-name="ce49" table:number-columns-repeated="1006"/>
          <table:table-cell table:style-name="ce52" table:number-columns-repeated="6"/>
        </table:table-row>
        <table:table-row table:style-name="ro2">
          <table:table-cell table:style-name="ce4" office:value-type="string" calcext:value-type="string">
            <text:p>LC-76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2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438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4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5">
          <table:table-cell table:style-name="ce4" office:value-type="string" calcext:value-type="string">
            <text:p>LC-359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Hash/Set</text:p>
            <text:p>Queue/Stack</text:p>
          </table:table-cell>
          <table:table-cell table:style-name="ce4" office:value-type="string" calcext:value-type="string">
            <text:p>N/A</text:p>
          </table:table-cell>
          <table:table-cell table:formula="of:= 10 - ([.$E5] - 20)/4" office:value-type="float" office:value="9.25" calcext:value-type="float">
            <text:p>9.25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39" office:value-type="string" calcext:value-type="string">
            <text:p/>
            <text:p>- More problems with queue datastructure</text:p>
          </table:table-cell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table:style-name="ce4" office:value-type="string" calcext:value-type="string">
            <text:p>LC-520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8-01" calcext:value-type="date">
            <text:p>2020-08-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N/A</text:p>
          </table:table-cell>
          <table:table-cell table:formula="of:= 10 - ([.$E6] - 20)/4" office:value-type="float" office:value="11.5" calcext:value-type="float">
            <text:p>11.50</text:p>
          </table:table-cell>
          <table:table-cell table:style-name="ce4" office:value-type="string" calcext:value-type="string">
            <text:p>done</text:p>
          </table:table-cell>
          <table:table-cell table:style-name="ce33" office:value-type="string" calcext:value-type="string">
            <text:p>LC-520. Detect Capital: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3">
          <table:table-cell table:style-name="ce4" office:value-type="string" calcext:value-type="string">
            <text:p>LC-56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7">
          <table:table-cell table:style-name="ce4" office:value-type="string" calcext:value-type="string">
            <text:p>LC-424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0-07-31" calcext:value-type="date">
            <text:p>2020-07-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ray/String</text:p>
          </table:table-cell>
          <table:table-cell table:style-name="ce4" office:value-type="string" calcext:value-type="string">
            <text:p>Two-pointers</text:p>
          </table:table-cell>
          <table:table-cell table:formula="of:= 10 - ([.$E8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33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39"/>
          <table:table-cell table:style-name="ce44"/>
          <table:table-cell table:style-name="ce49" table:number-columns-repeated="1006"/>
          <table:table-cell table:style-name="ce52" table:number-columns-repeated="6"/>
        </table:table-row>
        <table:table-row table:style-name="ro6">
          <table:table-cell office:value-type="string" calcext:value-type="string">
            <text:p>LC-070.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9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10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LC-0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11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12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1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14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15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16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3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17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DFS</text:p>
          </table:table-cell>
          <table:table-cell table:formula="of:= 10 - ([.$E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20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21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22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23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2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25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26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 p</text:p>
          </table:table-cell>
          <table:table-cell table:formula="of:= 10 - ([.$E27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28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29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3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31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32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33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4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5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6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38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39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0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LC-0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0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0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00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C-0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0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6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C0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7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00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C-0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8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4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</text:p>
            <text:p>Node</text:p>
          </table:table-cell>
          <table:table-cell table:formula="of:= 10 - ([.$E5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51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5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53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5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-Path</text:p>
          </table:table-cell>
          <table:table-cell table:formula="of:= 10 - ([.$E55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0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56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043. Multiply Strings:</text:p>
            <text:p/>
            <text:p>- I was too slow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57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C-0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58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LC-0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59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-0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60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-0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61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62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63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0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64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LC-0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65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66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0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67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68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0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69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70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71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72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3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74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Two-pointers</text:p>
          </table:table-cell>
          <table:table-cell table:formula="of:= 10 - ([.$E7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number-columns-repeated="1012"/>
        </table:table-row>
        <table:table-row table:style-name="ro4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76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7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7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78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79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Binary Tree</text:p>
            <text:p>Recursion</text:p>
          </table:table-cell>
          <table:table-cell/>
          <table:table-cell table:formula="of:= 10 - ([.$E80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  <text:p>BST</text:p>
            <text:p>Array/String</text:p>
          </table:table-cell>
          <table:table-cell/>
          <table:table-cell table:formula="of:= 10 - ([.$E8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82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84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85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86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87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88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8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90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91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92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93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94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1014"/>
        </table:table-row>
        <table:table-row table:style-name="ro16">
          <table:table-cell table:style-name="ce2" office:value-type="string" calcext:value-type="string">
            <text:p>LC-669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0-07-04" calcext:value-type="date">
            <text:p>2020-07-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ST</text:p>
          </table:table-cell>
          <table:table-cell table:style-name="ce2"/>
          <table:table-cell table:formula="of:= 10 - ([.$E95] - 20)/4" office:value-type="float" office:value="-15" calcext:value-type="float">
            <text:p>-15.00</text:p>
          </table:table-cell>
          <table:table-cell table:style-name="ce2" office:value-type="string" calcext:value-type="string">
            <text:p>toreview</text:p>
          </table:table-cell>
          <table:table-cell table:style-name="ce7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10"/>
          <table:table-cell table:style-name="ce13"/>
          <table:table-cell table:style-name="ce16" table:number-columns-repeated="1006"/>
          <table:table-cell table:number-columns-repeated="6"/>
        </table:table-row>
        <table:table-row table:style-name="ro14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96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2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9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98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99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1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30"/>
        <table:table-column table:style-name="co17" table:default-cell-style-name="ce35"/>
        <table:table-column table:style-name="co11" table:default-cell-style-name="ce12"/>
        <table:table-column table:style-name="co8" table:number-columns-repeated="1014" table:default-cell-style-name="ce15"/>
        <table:table-row table:style-name="ro1"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Exp. Difficulty</text:p>
          </table:table-cell>
          <table:table-cell table:style-name="ce17" office:value-type="string" calcext:value-type="string">
            <text:p>Attempt</text:p>
          </table:table-cell>
          <table:table-cell table:style-name="ce17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Subjects</text:p>
          </table:table-cell>
          <table:table-cell table:style-name="ce18" office:value-type="string" calcext:value-type="string">
            <text:p>Next</text:p>
          </table:table-cell>
          <table:table-cell table:style-name="ce19" office:value-type="string" calcext:value-type="string">
            <text:p>Stuggles</text:p>
          </table:table-cell>
          <table:table-cell table:style-name="ce2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3"/>
          <table:table-cell table:style-name="ce7"/>
          <table:table-cell table:style-name="ce10"/>
          <table:table-cell table:style-name="ce13"/>
          <table:table-cell table:style-name="ce16" table:number-columns-repeated="1014"/>
        </table:table-row>
        <table:table-row table:style-name="ro1" table:number-rows-repeated="5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395.35mm" svg:height="208.49mm" svg:x="86.88mm" svg:y="0mm">
            <draw:object draw:notify-on-update-of-ranges="Algorithm_Problems_log_Chart.E1:Algorithm_Problems_log_Chart.E1 Algorithm_Problems_log_Chart.A2:Algorithm_Problems_log_Chart.A33 Algorithm_Problems_log_Chart.B1:Algorithm_Problems_log_Chart.B1 Algorithm_Problems_log_Chart.B2:Algorithm_Problems_log_Chart.B33 Algorithm_Problems_log_Chart.A2:Algorithm_Problems_log_Chart.A33 Algorithm_Problems_log_Chart.E1:Algorithm_Problems_log_Chart.E1 Algorithm_Problems_log_Chart.E2:Algorithm_Problems_log_Chart.E33 Algorithm_Problems_log_Chart.A2:Algorithm_Problems_log_Chart.A33 Algorithm_Problems_log_Chart.C1:Algorithm_Problems_log_Chart.C1 Algorithm_Problems_log_Chart.C2:Algorithm_Problems_log_Chart.C33 Algorithm_Problems_log_Chart.A2:Algorithm_Problems_log_Chart.A33 Algorithm_Problems_log_Chart.D1:Algorithm_Problems_log_Chart.D1 Algorithm_Problems_log_Chart.D2:Algorithm_Problems_log_Chart.D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ce22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8" table:number-columns-repeated="1006" table:default-cell-style-name="ce15"/>
        <table:table-column table:style-name="co8" table:number-columns-repeated="5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49" office:value-type="string" calcext:value-type="string">
            <text:p>Target</text:p>
          </table:table-cell>
          <table:table-cell table:style-name="ce49" table:number-columns-repeated="1005"/>
          <table:table-cell table:style-name="ce52" table:number-columns-repeated="5"/>
        </table:table-row>
        <table:table-row table:style-name="ro1">
          <table:table-cell table:style-name="ce28" office:value-type="date" office:date-value="2020-08-01" calcext:value-type="date">
            <text:p>2020-08-01</text:p>
          </table:table-cell>
          <table:table-cell table:style-name="ce65" table:formula="of:=IFERROR(AVERAGEIFS([$Algorithm_Problems_log.$H$3:.$H1003];[$Algorithm_Problems_log.$D$3:.$D1003];[.$A2];[$Algorithm_Problems_log.$B$3:.$B1003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3:.$H1003];[$Algorithm_Problems_log.$D$3:.$D1003];[.$A2];[$Algorithm_Problems_log.$B$3:.$B1003];&quot;Medium&quot;);[.$C3])" office:value-type="float" office:value="8.5" calcext:value-type="float">
            <text:p>8.50</text:p>
          </table:table-cell>
          <table:table-cell table:style-name="ce65" table:formula="of:=IFERROR(AVERAGEIFS([$Algorithm_Problems_log.$H$3:.$H1003];[$Algorithm_Problems_log.$D$3:.$D1003];[.$A2];[$Algorithm_Problems_log.$B$3:.$B1003];&quot;Hard&quot;);[.$D3])" office:value-type="float" office:value="-15" calcext:value-type="float">
            <text:p>-15.00</text:p>
          </table:table-cell>
          <table:table-cell table:style-name="ce49" office:value-type="float" office:value="11.25" calcext:value-type="float">
            <text:p>11.25</text:p>
          </table:table-cell>
          <table:table-cell table:style-name="ce49" table:number-columns-repeated="1005"/>
          <table:table-cell table:style-name="ce52" table:number-columns-repeated="5"/>
        </table:table-row>
        <table:table-row table:style-name="ro1">
          <table:table-cell table:style-name="ce28" office:value-type="date" office:date-value="2020-07-31" calcext:value-type="date">
            <text:p>2020-07-31</text:p>
          </table:table-cell>
          <table:table-cell table:style-name="ce65" table:formula="of:=IFERROR(AVERAGEIFS([$Algorithm_Problems_log.$H$5:.$H1004];[$Algorithm_Problems_log.$D$5:.$D1004];[.$A3];[$Algorithm_Problems_log.$B$5:.$B1004];&quot;Easy&quot;);[.$B4])" office:value-type="float" office:value="12.75" calcext:value-type="float">
            <text:p>12.75</text:p>
          </table:table-cell>
          <table:table-cell table:style-name="ce65" table:formula="of:=IFERROR(AVERAGEIFS([$Algorithm_Problems_log.$H$4:.$H1004];[$Algorithm_Problems_log.$D$4:.$D1004];[.$A3];[$Algorithm_Problems_log.$B$4:.$B1004];&quot;Medium&quot;);[.$C4])" office:value-type="float" office:value="-3.75" calcext:value-type="float">
            <text:p>-3.75</text:p>
          </table:table-cell>
          <table:table-cell table:style-name="ce65" table:formula="of:=IFERROR(AVERAGEIFS([$Algorithm_Problems_log.$H$5:.$H1004];[$Algorithm_Problems_log.$D$5:.$D1004];[.$A3];[$Algorithm_Problems_log.$B$5:.$B1004];&quot;Hard&quot;);[.$D4])" office:value-type="float" office:value="-15" calcext:value-type="float">
            <text:p>-15.00</text:p>
          </table:table-cell>
          <table:table-cell table:style-name="ce49" office:value-type="float" office:value="11.25" calcext:value-type="float">
            <text:p>11.25</text:p>
          </table:table-cell>
          <table:table-cell table:style-name="ce49" table:number-columns-repeated="1005"/>
          <table:table-cell table:style-name="ce52" table:number-columns-repeated="5"/>
        </table:table-row>
        <table:table-row table:style-name="ro1">
          <table:table-cell table:style-name="ce28" office:value-type="date" office:date-value="2020-07-30" calcext:value-type="date">
            <text:p>2020-07-30</text:p>
          </table:table-cell>
          <table:table-cell table:style-name="ce65" table:formula="of:=IFERROR(AVERAGEIFS([$Algorithm_Problems_log.$H$5:.$H1005];[$Algorithm_Problems_log.$D$5:.$D1005];[.$A4];[$Algorithm_Problems_log.$B$5:.$B1005];&quot;Easy&quot;);[.$B5])" office:value-type="float" office:value="14" calcext:value-type="float">
            <text:p>14.00</text:p>
          </table:table-cell>
          <table:table-cell table:style-name="ce65" table:formula="of:=IFERROR(AVERAGEIFS([$Algorithm_Problems_log.$H$4:.$H1005];[$Algorithm_Problems_log.$D$4:.$D1005];[.$A4];[$Algorithm_Problems_log.$B$4:.$B1005];&quot;Medium&quot;);[.$C5])" office:value-type="float" office:value="10.3333333333333" calcext:value-type="float">
            <text:p>10.33</text:p>
          </table:table-cell>
          <table:table-cell table:style-name="ce65" table:formula="of:=IFERROR(AVERAGEIFS([$Algorithm_Problems_log.$H$5:.$H1005];[$Algorithm_Problems_log.$D$5:.$D1005];[.$A4];[$Algorithm_Problems_log.$B$5:.$B1005];&quot;Hard&quot;);[.$D5])" office:value-type="float" office:value="-15" calcext:value-type="float">
            <text:p>-15.00</text:p>
          </table:table-cell>
          <table:table-cell table:style-name="ce49" office:value-type="float" office:value="11.25" calcext:value-type="float">
            <text:p>11.25</text:p>
          </table:table-cell>
          <table:table-cell table:style-name="ce49" table:number-columns-repeated="1005"/>
          <table:table-cell table:style-name="ce52" table:number-columns-repeated="5"/>
        </table:table-row>
        <table:table-row table:style-name="ro1">
          <table:table-cell table:style-name="ce28" office:value-type="date" office:date-value="2020-07-29" calcext:value-type="date">
            <text:p>2020-07-29</text:p>
          </table:table-cell>
          <table:table-cell table:style-name="ce65" table:formula="of:=IFERROR(AVERAGEIFS([$Algorithm_Problems_log.$H$5:.$H1006];[$Algorithm_Problems_log.$D$5:.$D1006];[.$A5];[$Algorithm_Problems_log.$B$5:.$B1006];&quot;Easy&quot;);[.$B6])" office:value-type="float" office:value="14" calcext:value-type="float">
            <text:p>14.00</text:p>
          </table:table-cell>
          <table:table-cell table:style-name="ce65" table:formula="of:=IFERROR(AVERAGEIFS([$Algorithm_Problems_log.$H$4:.$H1006];[$Algorithm_Problems_log.$D$4:.$D1006];[.$A5];[$Algorithm_Problems_log.$B$4:.$B1006];&quot;Medium&quot;);[.$C6])" office:value-type="float" office:value="0.875" calcext:value-type="float">
            <text:p>0.88</text:p>
          </table:table-cell>
          <table:table-cell table:style-name="ce65" table:formula="of:=IFERROR(AVERAGEIFS([$Algorithm_Problems_log.$H$5:.$H1006];[$Algorithm_Problems_log.$D$5:.$D1006];[.$A5];[$Algorithm_Problems_log.$B$5:.$B1006];&quot;Hard&quot;);[.$D6])" office:value-type="float" office:value="-2.5" calcext:value-type="float">
            <text:p>-2.5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8" calcext:value-type="date">
            <text:p>2020-07-28</text:p>
          </table:table-cell>
          <table:table-cell table:style-name="ce65" table:formula="of:=IFERROR(AVERAGEIFS([$Algorithm_Problems_log.$H$5:.$H1007];[$Algorithm_Problems_log.$D$5:.$D1007];[.$A6];[$Algorithm_Problems_log.$B$5:.$B1007];&quot;Easy&quot;);[.$B7])" office:value-type="float" office:value="14" calcext:value-type="float">
            <text:p>14.00</text:p>
          </table:table-cell>
          <table:table-cell table:style-name="ce65" table:formula="of:=IFERROR(AVERAGEIFS([$Algorithm_Problems_log.$H$4:.$H1007];[$Algorithm_Problems_log.$D$4:.$D1007];[.$A6];[$Algorithm_Problems_log.$B$4:.$B1007];&quot;Medium&quot;);[.$C7])" office:value-type="float" office:value="-1.25" calcext:value-type="float">
            <text:p>-1.25</text:p>
          </table:table-cell>
          <table:table-cell table:style-name="ce65" table:formula="of:=IFERROR(AVERAGEIFS([$Algorithm_Problems_log.$H$5:.$H1007];[$Algorithm_Problems_log.$D$5:.$D1007];[.$A6];[$Algorithm_Problems_log.$B$5:.$B1007];&quot;Hard&quot;);[.$D7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7" calcext:value-type="date">
            <text:p>2020-07-27</text:p>
          </table:table-cell>
          <table:table-cell table:style-name="ce65" table:formula="of:=IFERROR(AVERAGEIFS([$Algorithm_Problems_log.$H$5:.$H1008];[$Algorithm_Problems_log.$D$5:.$D1008];[.$A7];[$Algorithm_Problems_log.$B$5:.$B1008];&quot;Easy&quot;);[.$B8])" office:value-type="float" office:value="14" calcext:value-type="float">
            <text:p>14.00</text:p>
          </table:table-cell>
          <table:table-cell table:style-name="ce65" table:formula="of:=IFERROR(AVERAGEIFS([$Algorithm_Problems_log.$H$4:.$H1008];[$Algorithm_Problems_log.$D$4:.$D1008];[.$A7];[$Algorithm_Problems_log.$B$4:.$B1008];&quot;Medium&quot;);[.$C8])" office:value-type="float" office:value="1.875" calcext:value-type="float">
            <text:p>1.88</text:p>
          </table:table-cell>
          <table:table-cell table:style-name="ce65" table:formula="of:=IFERROR(AVERAGEIFS([$Algorithm_Problems_log.$H$5:.$H1008];[$Algorithm_Problems_log.$D$5:.$D1008];[.$A7];[$Algorithm_Problems_log.$B$5:.$B1008];&quot;Hard&quot;);[.$D8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6" calcext:value-type="date">
            <text:p>2020-07-26</text:p>
          </table:table-cell>
          <table:table-cell table:style-name="ce65" table:formula="of:=IFERROR(AVERAGEIFS([$Algorithm_Problems_log.$H$5:.$H1009];[$Algorithm_Problems_log.$D$5:.$D1009];[.$A8];[$Algorithm_Problems_log.$B$5:.$B1009];&quot;Easy&quot;);[.$B9])" office:value-type="float" office:value="14" calcext:value-type="float">
            <text:p>14.00</text:p>
          </table:table-cell>
          <table:table-cell table:style-name="ce65" table:formula="of:=IFERROR(AVERAGEIFS([$Algorithm_Problems_log.$H$4:.$H1009];[$Algorithm_Problems_log.$D$4:.$D1009];[.$A8];[$Algorithm_Problems_log.$B$4:.$B1009];&quot;Medium&quot;);[.$C9])" office:value-type="float" office:value="4.16666666666667" calcext:value-type="float">
            <text:p>4.17</text:p>
          </table:table-cell>
          <table:table-cell table:style-name="ce65" table:formula="of:=IFERROR(AVERAGEIFS([$Algorithm_Problems_log.$H$5:.$H1009];[$Algorithm_Problems_log.$D$5:.$D1009];[.$A8];[$Algorithm_Problems_log.$B$5:.$B1009];&quot;Hard&quot;);[.$D9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5" calcext:value-type="date">
            <text:p>2020-07-25</text:p>
          </table:table-cell>
          <table:table-cell table:style-name="ce65" table:formula="of:=IFERROR(AVERAGEIFS([$Algorithm_Problems_log.$H$5:.$H1010];[$Algorithm_Problems_log.$D$5:.$D1010];[.$A9];[$Algorithm_Problems_log.$B$5:.$B1010];&quot;Easy&quot;);[.$B10])" office:value-type="float" office:value="11.875" calcext:value-type="float">
            <text:p>11.88</text:p>
          </table:table-cell>
          <table:table-cell table:style-name="ce65" table:formula="of:=IFERROR(AVERAGEIFS([$Algorithm_Problems_log.$H$4:.$H1010];[$Algorithm_Problems_log.$D$4:.$D1010];[.$A9];[$Algorithm_Problems_log.$B$4:.$B1010];&quot;Medium&quot;);[.$C10])" office:value-type="float" office:value="4.16666666666667" calcext:value-type="float">
            <text:p>4.17</text:p>
          </table:table-cell>
          <table:table-cell table:style-name="ce65" table:formula="of:=IFERROR(AVERAGEIFS([$Algorithm_Problems_log.$H$5:.$H1010];[$Algorithm_Problems_log.$D$5:.$D1010];[.$A9];[$Algorithm_Problems_log.$B$5:.$B1010];&quot;Hard&quot;);[.$D10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4" calcext:value-type="date">
            <text:p>2020-07-24</text:p>
          </table:table-cell>
          <table:table-cell table:style-name="ce65" table:formula="of:=IFERROR(AVERAGEIFS([$Algorithm_Problems_log.$H$5:.$H1011];[$Algorithm_Problems_log.$D$5:.$D1011];[.$A10];[$Algorithm_Problems_log.$B$5:.$B1011];&quot;Easy&quot;);[.$B11])" office:value-type="float" office:value="11.875" calcext:value-type="float">
            <text:p>11.88</text:p>
          </table:table-cell>
          <table:table-cell table:style-name="ce65" table:formula="of:=IFERROR(AVERAGEIFS([$Algorithm_Problems_log.$H$4:.$H1011];[$Algorithm_Problems_log.$D$4:.$D1011];[.$A10];[$Algorithm_Problems_log.$B$4:.$B1011];&quot;Medium&quot;);[.$C11])" office:value-type="float" office:value="10.875" calcext:value-type="float">
            <text:p>10.88</text:p>
          </table:table-cell>
          <table:table-cell table:style-name="ce65" table:formula="of:=IFERROR(AVERAGEIFS([$Algorithm_Problems_log.$H$5:.$H1011];[$Algorithm_Problems_log.$D$5:.$D1011];[.$A10];[$Algorithm_Problems_log.$B$5:.$B1011];&quot;Hard&quot;);[.$D11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3" calcext:value-type="date">
            <text:p>2020-07-23</text:p>
          </table:table-cell>
          <table:table-cell table:style-name="ce65" table:formula="of:=IFERROR(AVERAGEIFS([$Algorithm_Problems_log.$H$5:.$H1012];[$Algorithm_Problems_log.$D$5:.$D1012];[.$A11];[$Algorithm_Problems_log.$B$5:.$B1012];&quot;Easy&quot;);[.$B12])" office:value-type="float" office:value="13.75" calcext:value-type="float">
            <text:p>13.75</text:p>
          </table:table-cell>
          <table:table-cell table:style-name="ce65" table:formula="of:=IFERROR(AVERAGEIFS([$Algorithm_Problems_log.$H$4:.$H1012];[$Algorithm_Problems_log.$D$4:.$D1012];[.$A11];[$Algorithm_Problems_log.$B$4:.$B1012];&quot;Medium&quot;);[.$C12])" office:value-type="float" office:value="-15" calcext:value-type="float">
            <text:p>-15.00</text:p>
          </table:table-cell>
          <table:table-cell table:style-name="ce65" table:formula="of:=IFERROR(AVERAGEIFS([$Algorithm_Problems_log.$H$5:.$H1012];[$Algorithm_Problems_log.$D$5:.$D1012];[.$A11];[$Algorithm_Problems_log.$B$5:.$B1012];&quot;Hard&quot;);[.$D12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2" calcext:value-type="date">
            <text:p>2020-07-22</text:p>
          </table:table-cell>
          <table:table-cell table:style-name="ce65" table:formula="of:=IFERROR(AVERAGEIFS([$Algorithm_Problems_log.$H$5:.$H1013];[$Algorithm_Problems_log.$D$5:.$D1013];[.$A12];[$Algorithm_Problems_log.$B$5:.$B1013];&quot;Easy&quot;);[.$B13])" office:value-type="float" office:value="11.5625" calcext:value-type="float">
            <text:p>11.56</text:p>
          </table:table-cell>
          <table:table-cell table:style-name="ce65" table:formula="of:=IFERROR(AVERAGEIFS([$Algorithm_Problems_log.$H$4:.$H1013];[$Algorithm_Problems_log.$D$4:.$D1013];[.$A12];[$Algorithm_Problems_log.$B$4:.$B1013];&quot;Medium&quot;);[.$C13])" office:value-type="float" office:value="8.41666666666667" calcext:value-type="float">
            <text:p>8.42</text:p>
          </table:table-cell>
          <table:table-cell table:style-name="ce65" table:formula="of:=IFERROR(AVERAGEIFS([$Algorithm_Problems_log.$H$5:.$H1013];[$Algorithm_Problems_log.$D$5:.$D1013];[.$A12];[$Algorithm_Problems_log.$B$5:.$B1013];&quot;Hard&quot;);[.$D13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1" calcext:value-type="date">
            <text:p>2020-07-21</text:p>
          </table:table-cell>
          <table:table-cell table:style-name="ce65" table:formula="of:=IFERROR(AVERAGEIFS([$Algorithm_Problems_log.$H$5:.$H1014];[$Algorithm_Problems_log.$D$5:.$D1014];[.$A13];[$Algorithm_Problems_log.$B$5:.$B1014];&quot;Easy&quot;);[.$B14])" office:value-type="float" office:value="12.75" calcext:value-type="float">
            <text:p>12.75</text:p>
          </table:table-cell>
          <table:table-cell table:style-name="ce65" table:formula="of:=IFERROR(AVERAGEIFS([$Algorithm_Problems_log.$H$4:.$H1014];[$Algorithm_Problems_log.$D$4:.$D1014];[.$A13];[$Algorithm_Problems_log.$B$4:.$B1014];&quot;Medium&quot;);[.$C14])" office:value-type="float" office:value="4.79166666666667" calcext:value-type="float">
            <text:p>4.79</text:p>
          </table:table-cell>
          <table:table-cell table:style-name="ce65" table:formula="of:=IFERROR(AVERAGEIFS([$Algorithm_Problems_log.$H$5:.$H1014];[$Algorithm_Problems_log.$D$5:.$D1014];[.$A13];[$Algorithm_Problems_log.$B$5:.$B1014];&quot;Hard&quot;);[.$D14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20" calcext:value-type="date">
            <text:p>2020-07-20</text:p>
          </table:table-cell>
          <table:table-cell table:style-name="ce65" table:formula="of:=IFERROR(AVERAGEIFS([$Algorithm_Problems_log.$H$5:.$H1015];[$Algorithm_Problems_log.$D$5:.$D1015];[.$A14];[$Algorithm_Problems_log.$B$5:.$B1015];&quot;Easy&quot;);[.$B15])" office:value-type="float" office:value="12.75" calcext:value-type="float">
            <text:p>12.75</text:p>
          </table:table-cell>
          <table:table-cell table:style-name="ce65" table:formula="of:=IFERROR(AVERAGEIFS([$Algorithm_Problems_log.$H$4:.$H1015];[$Algorithm_Problems_log.$D$4:.$D1015];[.$A14];[$Algorithm_Problems_log.$B$4:.$B1015];&quot;Medium&quot;);[.$C15])" office:value-type="float" office:value="10.8333333333333" calcext:value-type="float">
            <text:p>10.83</text:p>
          </table:table-cell>
          <table:table-cell table:style-name="ce65" table:formula="of:=IFERROR(AVERAGEIFS([$Algorithm_Problems_log.$H$5:.$H1015];[$Algorithm_Problems_log.$D$5:.$D1015];[.$A14];[$Algorithm_Problems_log.$B$5:.$B1015];&quot;Hard&quot;);[.$D15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9" calcext:value-type="date">
            <text:p>2020-07-19</text:p>
          </table:table-cell>
          <table:table-cell table:style-name="ce65" table:formula="of:=IFERROR(AVERAGEIFS([$Algorithm_Problems_log.$H$5:.$H1016];[$Algorithm_Problems_log.$D$5:.$D1016];[.$A15];[$Algorithm_Problems_log.$B$5:.$B1016];&quot;Easy&quot;);[.$B16])" office:value-type="float" office:value="12.5" calcext:value-type="float">
            <text:p>12.50</text:p>
          </table:table-cell>
          <table:table-cell table:style-name="ce65" table:formula="of:=IFERROR(AVERAGEIFS([$Algorithm_Problems_log.$H$4:.$H1016];[$Algorithm_Problems_log.$D$4:.$D1016];[.$A15];[$Algorithm_Problems_log.$B$4:.$B1016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5:.$H1016];[$Algorithm_Problems_log.$D$5:.$D1016];[.$A15];[$Algorithm_Problems_log.$B$5:.$B1016];&quot;Hard&quot;);[.$D16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8" calcext:value-type="date">
            <text:p>2020-07-18</text:p>
          </table:table-cell>
          <table:table-cell table:style-name="ce65" table:formula="of:=IFERROR(AVERAGEIFS([$Algorithm_Problems_log.$H$5:.$H1017];[$Algorithm_Problems_log.$D$5:.$D1017];[.$A16];[$Algorithm_Problems_log.$B$5:.$B1017];&quot;Easy&quot;);[.$B17])" office:value-type="float" office:value="12.5" calcext:value-type="float">
            <text:p>12.50</text:p>
          </table:table-cell>
          <table:table-cell table:style-name="ce65" table:formula="of:=IFERROR(AVERAGEIFS([$Algorithm_Problems_log.$H$4:.$H1017];[$Algorithm_Problems_log.$D$4:.$D1017];[.$A16];[$Algorithm_Problems_log.$B$4:.$B1017];&quot;Medium&quot;);[.$C17])" office:value-type="float" office:value="2.5" calcext:value-type="float">
            <text:p>2.50</text:p>
          </table:table-cell>
          <table:table-cell table:style-name="ce65" table:formula="of:=IFERROR(AVERAGEIFS([$Algorithm_Problems_log.$H$5:.$H1017];[$Algorithm_Problems_log.$D$5:.$D1017];[.$A16];[$Algorithm_Problems_log.$B$5:.$B1017];&quot;Hard&quot;);[.$D17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7" calcext:value-type="date">
            <text:p>2020-07-17</text:p>
          </table:table-cell>
          <table:table-cell table:style-name="ce65" table:formula="of:=IFERROR(AVERAGEIFS([$Algorithm_Problems_log.$H$5:.$H1018];[$Algorithm_Problems_log.$D$5:.$D1018];[.$A17];[$Algorithm_Problems_log.$B$5:.$B1018];&quot;Easy&quot;);[.$B18])" office:value-type="float" office:value="12.5" calcext:value-type="float">
            <text:p>12.50</text:p>
          </table:table-cell>
          <table:table-cell table:style-name="ce65" table:formula="of:=IFERROR(AVERAGEIFS([$Algorithm_Problems_log.$H$4:.$H1018];[$Algorithm_Problems_log.$D$4:.$D1018];[.$A17];[$Algorithm_Problems_log.$B$4:.$B1018];&quot;Medium&quot;);[.$C18])" office:value-type="float" office:value="8.75" calcext:value-type="float">
            <text:p>8.75</text:p>
          </table:table-cell>
          <table:table-cell table:style-name="ce65" table:formula="of:=IFERROR(AVERAGEIFS([$Algorithm_Problems_log.$H$5:.$H1018];[$Algorithm_Problems_log.$D$5:.$D1018];[.$A17];[$Algorithm_Problems_log.$B$5:.$B1018];&quot;Hard&quot;);[.$D18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6" calcext:value-type="date">
            <text:p>2020-07-16</text:p>
          </table:table-cell>
          <table:table-cell table:style-name="ce65" table:formula="of:=IFERROR(AVERAGEIFS([$Algorithm_Problems_log.$H$5:.$H1019];[$Algorithm_Problems_log.$D$5:.$D1019];[.$A18];[$Algorithm_Problems_log.$B$5:.$B1019];&quot;Easy&quot;);[.$B19])" office:value-type="float" office:value="12.5" calcext:value-type="float">
            <text:p>12.50</text:p>
          </table:table-cell>
          <table:table-cell table:style-name="ce65" table:formula="of:=IFERROR(AVERAGEIFS([$Algorithm_Problems_log.$H$4:.$H1019];[$Algorithm_Problems_log.$D$4:.$D1019];[.$A18];[$Algorithm_Problems_log.$B$4:.$B1019];&quot;Medium&quot;);[.$C19])" office:value-type="float" office:value="1.83333333333333" calcext:value-type="float">
            <text:p>1.83</text:p>
          </table:table-cell>
          <table:table-cell table:style-name="ce65" table:formula="of:=IFERROR(AVERAGEIFS([$Algorithm_Problems_log.$H$5:.$H1019];[$Algorithm_Problems_log.$D$5:.$D1019];[.$A18];[$Algorithm_Problems_log.$B$5:.$B1019];&quot;Hard&quot;);[.$D19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5" calcext:value-type="date">
            <text:p>2020-07-15</text:p>
          </table:table-cell>
          <table:table-cell table:style-name="ce65" table:formula="of:=IFERROR(AVERAGEIFS([$Algorithm_Problems_log.$H$5:.$H1020];[$Algorithm_Problems_log.$D$5:.$D1020];[.$A19];[$Algorithm_Problems_log.$B$5:.$B1020];&quot;Easy&quot;);[.$B20])" office:value-type="float" office:value="12.5" calcext:value-type="float">
            <text:p>12.50</text:p>
          </table:table-cell>
          <table:table-cell table:style-name="ce65" table:formula="of:=IFERROR(AVERAGEIFS([$Algorithm_Problems_log.$H$4:.$H1020];[$Algorithm_Problems_log.$D$4:.$D1020];[.$A19];[$Algorithm_Problems_log.$B$4:.$B1020];&quot;Medium&quot;);[.$C20])" office:value-type="float" office:value="3.83333333333333" calcext:value-type="float">
            <text:p>3.83</text:p>
          </table:table-cell>
          <table:table-cell table:style-name="ce65" table:formula="of:=IFERROR(AVERAGEIFS([$Algorithm_Problems_log.$H$5:.$H1020];[$Algorithm_Problems_log.$D$5:.$D1020];[.$A19];[$Algorithm_Problems_log.$B$5:.$B1020];&quot;Hard&quot;);[.$D20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4" calcext:value-type="date">
            <text:p>2020-07-14</text:p>
          </table:table-cell>
          <table:table-cell table:style-name="ce65" table:formula="of:=IFERROR(AVERAGEIFS([$Algorithm_Problems_log.$H$5:.$H1021];[$Algorithm_Problems_log.$D$5:.$D1021];[.$A20];[$Algorithm_Problems_log.$B$5:.$B1021];&quot;Easy&quot;);[.$B21])" office:value-type="float" office:value="12.5" calcext:value-type="float">
            <text:p>12.50</text:p>
          </table:table-cell>
          <table:table-cell table:style-name="ce65" table:formula="of:=IFERROR(AVERAGEIFS([$Algorithm_Problems_log.$H$4:.$H1021];[$Algorithm_Problems_log.$D$4:.$D1021];[.$A20];[$Algorithm_Problems_log.$B$4:.$B1021];&quot;Medium&quot;);[.$C21])" office:value-type="float" office:value="6.58333333333333" calcext:value-type="float">
            <text:p>6.58</text:p>
          </table:table-cell>
          <table:table-cell table:style-name="ce65" table:formula="of:=IFERROR(AVERAGEIFS([$Algorithm_Problems_log.$H$5:.$H1021];[$Algorithm_Problems_log.$D$5:.$D1021];[.$A20];[$Algorithm_Problems_log.$B$5:.$B1021];&quot;Hard&quot;);[.$D21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3" calcext:value-type="date">
            <text:p>2020-07-13</text:p>
          </table:table-cell>
          <table:table-cell table:style-name="ce65" table:formula="of:=IFERROR(AVERAGEIFS([$Algorithm_Problems_log.$H$5:.$H1022];[$Algorithm_Problems_log.$D$5:.$D1022];[.$A21];[$Algorithm_Problems_log.$B$5:.$B1022];&quot;Easy&quot;);[.$B22])" office:value-type="float" office:value="12.5" calcext:value-type="float">
            <text:p>12.50</text:p>
          </table:table-cell>
          <table:table-cell table:style-name="ce65" table:formula="of:=IFERROR(AVERAGEIFS([$Algorithm_Problems_log.$H$4:.$H1022];[$Algorithm_Problems_log.$D$4:.$D1022];[.$A21];[$Algorithm_Problems_log.$B$4:.$B1022];&quot;Medium&quot;);[.$C22])" office:value-type="float" office:value="5.125" calcext:value-type="float">
            <text:p>5.13</text:p>
          </table:table-cell>
          <table:table-cell table:style-name="ce65" table:formula="of:=IFERROR(AVERAGEIFS([$Algorithm_Problems_log.$H$5:.$H1022];[$Algorithm_Problems_log.$D$5:.$D1022];[.$A21];[$Algorithm_Problems_log.$B$5:.$B1022];&quot;Hard&quot;);[.$D22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2" calcext:value-type="date">
            <text:p>2020-07-12</text:p>
          </table:table-cell>
          <table:table-cell table:style-name="ce65" table:formula="of:=IFERROR(AVERAGEIFS([$Algorithm_Problems_log.$H$5:.$H1023];[$Algorithm_Problems_log.$D$5:.$D1023];[.$A22];[$Algorithm_Problems_log.$B$5:.$B1023];&quot;Easy&quot;);[.$B23])" office:value-type="float" office:value="10" calcext:value-type="float">
            <text:p>10.00</text:p>
          </table:table-cell>
          <table:table-cell table:style-name="ce65" table:formula="of:=IFERROR(AVERAGEIFS([$Algorithm_Problems_log.$H$4:.$H1023];[$Algorithm_Problems_log.$D$4:.$D1023];[.$A22];[$Algorithm_Problems_log.$B$4:.$B1023];&quot;Medium&quot;);[.$C23])" office:value-type="float" office:value="6.25" calcext:value-type="float">
            <text:p>6.25</text:p>
          </table:table-cell>
          <table:table-cell table:style-name="ce65" table:formula="of:=IFERROR(AVERAGEIFS([$Algorithm_Problems_log.$H$5:.$H1023];[$Algorithm_Problems_log.$D$5:.$D1023];[.$A22];[$Algorithm_Problems_log.$B$5:.$B1023];&quot;Hard&quot;);[.$D23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1" calcext:value-type="date">
            <text:p>2020-07-11</text:p>
          </table:table-cell>
          <table:table-cell table:style-name="ce65" table:formula="of:=IFERROR(AVERAGEIFS([$Algorithm_Problems_log.$H$5:.$H1024];[$Algorithm_Problems_log.$D$5:.$D1024];[.$A23];[$Algorithm_Problems_log.$B$5:.$B1024];&quot;Easy&quot;);[.$B24])" office:value-type="float" office:value="10.625" calcext:value-type="float">
            <text:p>10.63</text:p>
          </table:table-cell>
          <table:table-cell table:style-name="ce65" table:formula="of:=IFERROR(AVERAGEIFS([$Algorithm_Problems_log.$H$4:.$H1024];[$Algorithm_Problems_log.$D$4:.$D1024];[.$A23];[$Algorithm_Problems_log.$B$4:.$B1024];&quot;Medium&quot;);[.$C24])" office:value-type="float" office:value="6.25" calcext:value-type="float">
            <text:p>6.25</text:p>
          </table:table-cell>
          <table:table-cell table:style-name="ce65" table:formula="of:=IFERROR(AVERAGEIFS([$Algorithm_Problems_log.$H$5:.$H1024];[$Algorithm_Problems_log.$D$5:.$D1024];[.$A23];[$Algorithm_Problems_log.$B$5:.$B1024];&quot;Hard&quot;);[.$D24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10" calcext:value-type="date">
            <text:p>2020-07-10</text:p>
          </table:table-cell>
          <table:table-cell table:style-name="ce65" table:formula="of:=IFERROR(AVERAGEIFS([$Algorithm_Problems_log.$H$5:.$H1025];[$Algorithm_Problems_log.$D$5:.$D1025];[.$A24];[$Algorithm_Problems_log.$B$5:.$B1025];&quot;Easy&quot;);[.$B25])" office:value-type="float" office:value="10.625" calcext:value-type="float">
            <text:p>10.63</text:p>
          </table:table-cell>
          <table:table-cell table:style-name="ce65" table:formula="of:=IFERROR(AVERAGEIFS([$Algorithm_Problems_log.$H$4:.$H1025];[$Algorithm_Problems_log.$D$4:.$D1025];[.$A24];[$Algorithm_Problems_log.$B$4:.$B1025];&quot;Medium&quot;);[.$C25])" office:value-type="float" office:value="3.5" calcext:value-type="float">
            <text:p>3.50</text:p>
          </table:table-cell>
          <table:table-cell table:style-name="ce65" table:formula="of:=IFERROR(AVERAGEIFS([$Algorithm_Problems_log.$H$5:.$H1025];[$Algorithm_Problems_log.$D$5:.$D1025];[.$A24];[$Algorithm_Problems_log.$B$5:.$B1025];&quot;Hard&quot;);[.$D25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9" calcext:value-type="date">
            <text:p>2020-07-09</text:p>
          </table:table-cell>
          <table:table-cell table:style-name="ce65" table:formula="of:=IFERROR(AVERAGEIFS([$Algorithm_Problems_log.$H$5:.$H1026];[$Algorithm_Problems_log.$D$5:.$D1026];[.$A25];[$Algorithm_Problems_log.$B$5:.$B1026];&quot;Easy&quot;);[.$B26])" office:value-type="float" office:value="10.625" calcext:value-type="float">
            <text:p>10.63</text:p>
          </table:table-cell>
          <table:table-cell table:style-name="ce65" table:formula="of:=IFERROR(AVERAGEIFS([$Algorithm_Problems_log.$H$4:.$H1026];[$Algorithm_Problems_log.$D$4:.$D1026];[.$A25];[$Algorithm_Problems_log.$B$4:.$B1026];&quot;Medium&quot;);[.$C26])" office:value-type="float" office:value="-15" calcext:value-type="float">
            <text:p>-15.00</text:p>
          </table:table-cell>
          <table:table-cell table:style-name="ce65" table:formula="of:=IFERROR(AVERAGEIFS([$Algorithm_Problems_log.$H$5:.$H1026];[$Algorithm_Problems_log.$D$5:.$D1026];[.$A25];[$Algorithm_Problems_log.$B$5:.$B1026];&quot;Hard&quot;);[.$D26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8" calcext:value-type="date">
            <text:p>2020-07-08</text:p>
          </table:table-cell>
          <table:table-cell table:style-name="ce65" table:formula="of:=IFERROR(AVERAGEIFS([$Algorithm_Problems_log.$H$5:.$H1027];[$Algorithm_Problems_log.$D$5:.$D1027];[.$A26];[$Algorithm_Problems_log.$B$5:.$B1027];&quot;Easy&quot;);[.$B27])" office:value-type="float" office:value="10" calcext:value-type="float">
            <text:p>10.00</text:p>
          </table:table-cell>
          <table:table-cell table:style-name="ce65" table:formula="of:=IFERROR(AVERAGEIFS([$Algorithm_Problems_log.$H$4:.$H1027];[$Algorithm_Problems_log.$D$4:.$D1027];[.$A26];[$Algorithm_Problems_log.$B$4:.$B1027];&quot;Medium&quot;);[.$C27])" office:value-type="float" office:value="-15" calcext:value-type="float">
            <text:p>-15.00</text:p>
          </table:table-cell>
          <table:table-cell table:style-name="ce65" table:formula="of:=IFERROR(AVERAGEIFS([$Algorithm_Problems_log.$H$5:.$H1027];[$Algorithm_Problems_log.$D$5:.$D1027];[.$A26];[$Algorithm_Problems_log.$B$5:.$B1027];&quot;Hard&quot;);[.$D27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7" calcext:value-type="date">
            <text:p>2020-07-07</text:p>
          </table:table-cell>
          <table:table-cell table:style-name="ce65" table:formula="of:=IFERROR(AVERAGEIFS([$Algorithm_Problems_log.$H$5:.$H1028];[$Algorithm_Problems_log.$D$5:.$D1028];[.$A27];[$Algorithm_Problems_log.$B$5:.$B1028];&quot;Easy&quot;);[.$B28])" office:value-type="float" office:value="10" calcext:value-type="float">
            <text:p>10.00</text:p>
          </table:table-cell>
          <table:table-cell table:style-name="ce65" table:formula="of:=IFERROR(AVERAGEIFS([$Algorithm_Problems_log.$H$4:.$H1028];[$Algorithm_Problems_log.$D$4:.$D1028];[.$A27];[$Algorithm_Problems_log.$B$4:.$B1028];&quot;Medium&quot;);[.$C28])" office:value-type="float" office:value="10" calcext:value-type="float">
            <text:p>10.00</text:p>
          </table:table-cell>
          <table:table-cell table:style-name="ce65" table:formula="of:=IFERROR(AVERAGEIFS([$Algorithm_Problems_log.$H$5:.$H1028];[$Algorithm_Problems_log.$D$5:.$D1028];[.$A27];[$Algorithm_Problems_log.$B$5:.$B1028];&quot;Hard&quot;);[.$D28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6" calcext:value-type="date">
            <text:p>2020-07-06</text:p>
          </table:table-cell>
          <table:table-cell table:style-name="ce65" table:formula="of:=IFERROR(AVERAGEIFS([$Algorithm_Problems_log.$H$5:.$H1029];[$Algorithm_Problems_log.$D$5:.$D1029];[.$A28];[$Algorithm_Problems_log.$B$5:.$B1029];&quot;Easy&quot;);[.$B29])" office:value-type="float" office:value="8.55" calcext:value-type="float">
            <text:p>8.55</text:p>
          </table:table-cell>
          <table:table-cell table:style-name="ce65" table:formula="of:=IFERROR(AVERAGEIFS([$Algorithm_Problems_log.$H$4:.$H1029];[$Algorithm_Problems_log.$D$4:.$D1029];[.$A28];[$Algorithm_Problems_log.$B$4:.$B1029];&quot;Medium&quot;);[.$C29])" office:value-type="float" office:value="10" calcext:value-type="float">
            <text:p>10.00</text:p>
          </table:table-cell>
          <table:table-cell table:style-name="ce65" table:formula="of:=IFERROR(AVERAGEIFS([$Algorithm_Problems_log.$H$5:.$H1029];[$Algorithm_Problems_log.$D$5:.$D1029];[.$A28];[$Algorithm_Problems_log.$B$5:.$B1029];&quot;Hard&quot;);[.$D29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5" calcext:value-type="date">
            <text:p>2020-07-05</text:p>
          </table:table-cell>
          <table:table-cell table:style-name="ce65" table:formula="of:=IFERROR(AVERAGEIFS([$Algorithm_Problems_log.$H$5:.$H1030];[$Algorithm_Problems_log.$D$5:.$D1030];[.$A29];[$Algorithm_Problems_log.$B$5:.$B1030];&quot;Easy&quot;);[.$B30])" office:value-type="float" office:value="10" calcext:value-type="float">
            <text:p>10.00</text:p>
          </table:table-cell>
          <table:table-cell table:style-name="ce65" table:formula="of:=IFERROR(AVERAGEIFS([$Algorithm_Problems_log.$H$4:.$H1030];[$Algorithm_Problems_log.$D$4:.$D1030];[.$A29];[$Algorithm_Problems_log.$B$4:.$B1030];&quot;Medium&quot;);[.$C30])" office:value-type="float" office:value="4.5" calcext:value-type="float">
            <text:p>4.50</text:p>
          </table:table-cell>
          <table:table-cell table:style-name="ce65" table:formula="of:=IFERROR(AVERAGEIFS([$Algorithm_Problems_log.$H$5:.$H1030];[$Algorithm_Problems_log.$D$5:.$D1030];[.$A29];[$Algorithm_Problems_log.$B$5:.$B1030];&quot;Hard&quot;);[.$D30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4" calcext:value-type="date">
            <text:p>2020-07-04</text:p>
          </table:table-cell>
          <table:table-cell table:style-name="ce65" table:formula="of:=IFERROR(AVERAGEIFS([$Algorithm_Problems_log.$H$5:.$H1031];[$Algorithm_Problems_log.$D$5:.$D1031];[.$A30];[$Algorithm_Problems_log.$B$5:.$B1031];&quot;Easy&quot;);[.$B31])" office:value-type="float" office:value="-2.125" calcext:value-type="float">
            <text:p>-2.13</text:p>
          </table:table-cell>
          <table:table-cell table:style-name="ce65" table:formula="of:=IFERROR(AVERAGEIFS([$Algorithm_Problems_log.$H$4:.$H1031];[$Algorithm_Problems_log.$D$4:.$D1031];[.$A30];[$Algorithm_Problems_log.$B$4:.$B1031];&quot;Medium&quot;);[.$C31])" office:value-type="float" office:value="4.5" calcext:value-type="float">
            <text:p>4.50</text:p>
          </table:table-cell>
          <table:table-cell table:style-name="ce65" table:formula="of:=IFERROR(AVERAGEIFS([$Algorithm_Problems_log.$H$5:.$H1031];[$Algorithm_Problems_log.$D$5:.$D1031];[.$A30];[$Algorithm_Problems_log.$B$5:.$B1031];&quot;Hard&quot;);[.$D31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3" calcext:value-type="date">
            <text:p>2020-07-03</text:p>
          </table:table-cell>
          <table:table-cell table:style-name="ce65" table:formula="of:=IFERROR(AVERAGEIFS([$Algorithm_Problems_log.$H$5:.$H1032];[$Algorithm_Problems_log.$D$5:.$D1032];[.$A31];[$Algorithm_Problems_log.$B$5:.$B1032];&quot;Easy&quot;);[.$B32])" office:value-type="float" office:value="0" calcext:value-type="float">
            <text:p>0.00</text:p>
          </table:table-cell>
          <table:table-cell table:style-name="ce65" table:formula="of:=IFERROR(AVERAGEIFS([$Algorithm_Problems_log.$H$4:.$H1032];[$Algorithm_Problems_log.$D$4:.$D1032];[.$A31];[$Algorithm_Problems_log.$B$4:.$B1032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5:.$H1032];[$Algorithm_Problems_log.$D$5:.$D1032];[.$A31];[$Algorithm_Problems_log.$B$5:.$B1032];&quot;Hard&quot;);[.$D32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2" calcext:value-type="date">
            <text:p>2020-07-02</text:p>
          </table:table-cell>
          <table:table-cell table:style-name="ce65" table:formula="of:=IFERROR(AVERAGEIFS([$Algorithm_Problems_log.$H$5:.$H1033];[$Algorithm_Problems_log.$D$5:.$D1033];[.$A32];[$Algorithm_Problems_log.$B$5:.$B1033];&quot;Easy&quot;);[.$B33])" office:value-type="float" office:value="0" calcext:value-type="float">
            <text:p>0.00</text:p>
          </table:table-cell>
          <table:table-cell table:style-name="ce65" table:formula="of:=IFERROR(AVERAGEIFS([$Algorithm_Problems_log.$H$4:.$H1033];[$Algorithm_Problems_log.$D$4:.$D1033];[.$A32];[$Algorithm_Problems_log.$B$4:.$B1033];&quot;Medium&quot;);[.$C33])" office:value-type="float" office:value="3.75" calcext:value-type="float">
            <text:p>3.75</text:p>
          </table:table-cell>
          <table:table-cell table:style-name="ce65" table:formula="of:=IFERROR(AVERAGEIFS([$Algorithm_Problems_log.$H$5:.$H1033];[$Algorithm_Problems_log.$D$5:.$D1033];[.$A32];[$Algorithm_Problems_log.$B$5:.$B1033];&quot;Hard&quot;);[.$D33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style-name="ce28" office:value-type="date" office:date-value="2020-07-01" calcext:value-type="date">
            <text:p>2020-07-01</text:p>
          </table:table-cell>
          <table:table-cell table:style-name="ce65" table:formula="of:=IFERROR(AVERAGEIFS([$Algorithm_Problems_log.$H$5:.$H1034];[$Algorithm_Problems_log.$D$5:.$D1034];[.$A33];[$Algorithm_Problems_log.$B$5:.$B1034];&quot;Easy&quot;);[.$B34])" office:value-type="float" office:value="0" calcext:value-type="float">
            <text:p>0.00</text:p>
          </table:table-cell>
          <table:table-cell table:style-name="ce65" table:formula="of:=IFERROR(AVERAGEIFS([$Algorithm_Problems_log.$H$4:.$H1034];[$Algorithm_Problems_log.$D$4:.$D1034];[.$A33];[$Algorithm_Problems_log.$B$4:.$B1034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5:.$H1034];[$Algorithm_Problems_log.$D$5:.$D1034];[.$A33];[$Algorithm_Problems_log.$B$5:.$B1034];&quot;Hard&quot;);[.$D34])" office:value-type="float" office:value="-16" calcext:value-type="float">
            <text:p>-16.00</text:p>
          </table:table-cell>
          <table:table-cell table:style-name="ce49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4:.$H1035];[$Algorithm_Problems_log.$D$4:.$D1035];[.$A34];[$Algorithm_Problems_log.$B$4:.$B1035];&quot;Medium&quot;);[.$C35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number-columns-repeated="1011"/>
        </table:table-row>
        <table:table-row table:style-name="ro1">
          <table:table-cell table:number-columns-repeated="1015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11"/>
        </table:table-row>
        <table:table-row table:style-name="ro1" table:number-rows-repeated="6">
          <table:table-cell table:number-columns-repeated="1015"/>
        </table:table-row>
        <table:table-row table:style-name="ro1">
          <table:table-cell table:style-name="ce64"/>
          <table:table-cell table:style-name="ce3" table:number-columns-repeated="3"/>
          <table:table-cell table:number-columns-repeated="1011"/>
        </table:table-row>
        <table:table-row table:style-name="ro1" table:number-rows-repeated="1048532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Companies" table:style-name="ta1">
        <table:table-column table:style-name="co1" table:default-cell-style-name="ce1"/>
        <table:table-column table:style-name="co18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26"/>
        <table:table-column table:style-name="co8" table:default-cell-style-name="ce1"/>
        <table:table-column table:style-name="co19" table:default-cell-style-name="ce30"/>
        <table:table-column table:style-name="co8" table:default-cell-style-name="ce35"/>
        <table:table-column table:style-name="co20" table:default-cell-style-name="ce12"/>
        <table:table-column table:style-name="co8" table:number-columns-repeated="1006" table:default-cell-style-name="ce15"/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number-columns-repeated="3"/>
          <table:table-cell table:style-name="ce22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22"/>
          <table:table-cell table:number-columns-repeated="1013"/>
        </table:table-row>
        <table:table-row table:style-name="ro10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22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1013"/>
        </table:table-row>
        <table:table-row table:style-name="ro9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4">(</text:span>space and time<text:span text:style-name="T4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13"/>
        </table:table-row>
        <table:table-row table:style-name="ro12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22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L100" table:display-filter-buttons="true" table:orientation="column"/>
        <table:database-range table:name="__Anonymous_Sheet_DB__2" table:target-range-address="Algorithm_Problems_log_Chart.B1:Algorithm_Problems_log_Chart.D33" table:display-filter-buttons="tru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00-00-00</text:date>, <text:time style:data-style-name="N2" text:time-value="08:39:02.32675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8-02T00:09:38.040786254</dc:date>
    <meta:editing-duration>P9DT5H32M27S</meta:editing-duration>
    <meta:editing-cycles>481</meta:editing-cycles>
    <meta:generator>LibreOffice/6.0.7.3$Linux_X86_64 LibreOffice_project/00m0$Build-3</meta:generator>
    <meta:document-statistic meta:table-count="4" meta:cell-count="1243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72bf44"/>
    </style:style>
    <style:style style:name="ch9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f58220"/>
    </style:style>
    <style:style style:name="ch13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04cm" svg:stroke-color="#ed1c24"/>
    </style:style>
    <style:style style:name="ch15" style:family="chart">
      <style:graphic-properties draw:stroke="solid" svg:stroke-color="#b3b3b3" draw:fill="solid" draw:fill-color="#00000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9.536cm" svg:height="20.85cm" xlink:href=".." xlink:type="simple" chart:class="chart:scatter" chart:column-mapping="0 3 1 2" chart:style-name="ch1">
        <chart:legend svg:x="1.686cm" svg:y="15.803cm" style:legend-expansion="custom" chartooo:width="4.395cm" chartooo:height="3.586cm" style:legend-expansion-aspect-ratio="1.22559955382041" chart:style-name="ch2"/>
        <chart:plot-area chart:style-name="ch3" table:cell-range-address="Algorithm_Problems_log_Chart.E1:Algorithm_Problems_log_Chart.E33 Algorithm_Problems_log_Chart.A2:Algorithm_Problems_log_Chart.D33 Algorithm_Problems_log_Chart.B1:Algorithm_Problems_log_Chart.D1" chart:data-source-has-labels="both" svg:x="0.336cm" svg:y="0.311cm" svg:width="37.733cm" svg:height="19.726cm">
          <chartooo:coordinate-region svg:x="1.541cm" svg:y="0.311cm" svg:width="35.681cm" svg:height="19.079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33" chart:label-cell-address="Algorithm_Problems_log_Chart.B1:Algorithm_Problems_log_Chart.B1" chart:class="chart:scatter">
            <chart:domain table:cell-range-address="Algorithm_Problems_log_Chart.A2:Algorithm_Problems_log_Chart.A33"/>
            <chart:regression-curve chart:style-name="ch8"/>
            <chart:data-point chart:repeated="32"/>
          </chart:series>
          <chart:series chart:style-name="ch9" chart:values-cell-range-address="Algorithm_Problems_log_Chart.E2:Algorithm_Problems_log_Chart.E33" chart:label-cell-address="Algorithm_Problems_log_Chart.E1:Algorithm_Problems_log_Chart.E1" chart:class="chart:scatter">
            <chart:data-point chart:repeated="17"/>
            <chart:data-point chart:style-name="ch10"/>
            <chart:data-point chart:repeated="14"/>
          </chart:series>
          <chart:series chart:style-name="ch11" chart:values-cell-range-address="Algorithm_Problems_log_Chart.C2:Algorithm_Problems_log_Chart.C33" chart:label-cell-address="Algorithm_Problems_log_Chart.C1:Algorithm_Problems_log_Chart.C1" chart:class="chart:scatter">
            <chart:regression-curve chart:style-name="ch12"/>
            <chart:data-point chart:repeated="32"/>
          </chart:series>
          <chart:series chart:style-name="ch13" chart:values-cell-range-address="Algorithm_Problems_log_Chart.D2:Algorithm_Problems_log_Chart.D33" chart:label-cell-address="Algorithm_Problems_log_Chart.D1:Algorithm_Problems_log_Chart.D1" chart:class="chart:scatter">
            <chart:regression-curve chart:style-name="ch14"/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044">
                <text:p>44044</text:p>
                <draw:g>
                  <svg:desc>Algorithm_Problems_log_Chart.A2:Algorithm_Problems_log_Chart.A33</svg:desc>
                </draw:g>
              </table:table-cell>
              <table:table-cell office:value-type="float" office:value="10.375">
                <text:p>10.375</text:p>
                <draw:g>
                  <svg:desc>Algorithm_Problems_log_Chart.B2:Algorithm_Problems_log_Chart.B33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33</svg:desc>
                </draw:g>
              </table:table-cell>
              <table:table-cell office:value-type="float" office:value="8.5">
                <text:p>8.5</text:p>
                <draw:g>
                  <svg:desc>Algorithm_Problems_log_Chart.C2:Algorithm_Problems_log_Chart.C33</svg:desc>
                </draw:g>
              </table:table-cell>
              <table:table-cell office:value-type="float" office:value="-15">
                <text:p>-15</text:p>
                <draw:g>
                  <svg:desc>Algorithm_Problems_log_Chart.D2:Algorithm_Problems_log_Chart.D33</svg:desc>
                </draw:g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